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913" officeooo:paragraph-rsid="000f7913"/>
    </style:style>
    <style:style style:name="P2" style:family="paragraph" style:parent-style-name="Standard">
      <style:text-properties officeooo:rsid="000fe263" officeooo:paragraph-rsid="000fe263"/>
    </style:style>
    <style:style style:name="P3" style:family="paragraph" style:parent-style-name="Standard">
      <style:text-properties officeooo:rsid="0010eef2" officeooo:paragraph-rsid="0010eef2"/>
    </style:style>
    <style:style style:name="P4" style:family="paragraph" style:parent-style-name="Standard">
      <style:text-properties officeooo:rsid="0012a1c7" officeooo:paragraph-rsid="0012a1c7"/>
    </style:style>
    <style:style style:name="P5" style:family="paragraph" style:parent-style-name="Standard">
      <style:text-properties officeooo:rsid="00138579" officeooo:paragraph-rsid="00149b6e"/>
    </style:style>
    <style:style style:name="P6" style:family="paragraph" style:parent-style-name="Standard">
      <style:text-properties fo:font-style="italic" officeooo:rsid="000f7913" officeooo:paragraph-rsid="000f7913" style:font-style-asian="italic" style:font-style-complex="italic"/>
    </style:style>
    <style:style style:name="P7" style:family="paragraph" style:parent-style-name="Standard">
      <style:text-properties fo:font-style="normal" officeooo:rsid="000f7913" officeooo:paragraph-rsid="000f7913" style:font-style-asian="normal" style:font-style-complex="normal"/>
    </style:style>
    <style:style style:name="P8" style:family="paragraph" style:parent-style-name="Standard">
      <style:text-properties fo:font-style="normal" officeooo:rsid="000f7913" officeooo:paragraph-rsid="001ce850" style:font-style-asian="normal" style:font-style-complex="normal"/>
    </style:style>
    <style:style style:name="P9" style:family="paragraph" style:parent-style-name="Standard">
      <style:text-properties fo:font-style="normal" officeooo:rsid="000fe263" officeooo:paragraph-rsid="000fe263" style:font-style-asian="normal" style:font-style-complex="normal"/>
    </style:style>
    <style:style style:name="P10" style:family="paragraph" style:parent-style-name="Standard">
      <style:text-properties fo:font-style="normal" officeooo:rsid="0010eef2" officeooo:paragraph-rsid="000fe263" style:font-style-asian="normal" style:font-style-complex="normal"/>
    </style:style>
    <style:style style:name="P11" style:family="paragraph" style:parent-style-name="Standard">
      <style:text-properties fo:font-style="normal" officeooo:rsid="0010eef2" officeooo:paragraph-rsid="0010eef2" style:font-style-asian="normal" style:font-style-complex="normal"/>
    </style:style>
    <style:style style:name="P12" style:family="paragraph" style:parent-style-name="Standard">
      <style:text-properties fo:font-style="normal" officeooo:rsid="0010eef2" officeooo:paragraph-rsid="00179314" style:font-style-asian="normal" style:font-style-complex="normal"/>
    </style:style>
    <style:style style:name="P13" style:family="paragraph" style:parent-style-name="Standard">
      <style:text-properties fo:font-style="normal" officeooo:rsid="0012a1c7" officeooo:paragraph-rsid="0010eef2" style:font-style-asian="normal" style:font-style-complex="normal"/>
    </style:style>
    <style:style style:name="P14" style:family="paragraph" style:parent-style-name="Standard">
      <style:text-properties fo:font-style="normal" officeooo:rsid="0012a1c7" officeooo:paragraph-rsid="0012a1c7" style:font-style-asian="normal" style:font-style-complex="normal"/>
    </style:style>
    <style:style style:name="P15" style:family="paragraph" style:parent-style-name="Standard">
      <style:text-properties fo:font-style="normal" officeooo:rsid="0012a1c7" officeooo:paragraph-rsid="001ce850" style:font-style-asian="normal" style:font-style-complex="normal"/>
    </style:style>
    <style:style style:name="P16" style:family="paragraph" style:parent-style-name="Standard">
      <style:text-properties fo:font-style="normal" officeooo:rsid="00138579" officeooo:paragraph-rsid="0012a1c7" style:font-style-asian="normal" style:font-style-complex="normal"/>
    </style:style>
    <style:style style:name="P17" style:family="paragraph" style:parent-style-name="Standard">
      <style:text-properties fo:font-style="normal" officeooo:rsid="00138579" officeooo:paragraph-rsid="00138579" style:font-style-asian="normal" style:font-style-complex="normal"/>
    </style:style>
    <style:style style:name="P18" style:family="paragraph" style:parent-style-name="Standard">
      <style:text-properties fo:font-style="normal" officeooo:rsid="00138579" officeooo:paragraph-rsid="00149b6e" style:font-style-asian="normal" style:font-style-complex="normal"/>
    </style:style>
    <style:style style:name="P19" style:family="paragraph" style:parent-style-name="Standard">
      <style:text-properties fo:font-style="normal" officeooo:rsid="00149b6e" officeooo:paragraph-rsid="00149b6e" style:font-style-asian="normal" style:font-style-complex="normal"/>
    </style:style>
    <style:style style:name="P20" style:family="paragraph" style:parent-style-name="Standard">
      <style:text-properties fo:font-style="normal" officeooo:rsid="00149b6e" officeooo:paragraph-rsid="0016cfaf" style:font-style-asian="normal" style:font-style-complex="normal"/>
    </style:style>
    <style:style style:name="P21" style:family="paragraph" style:parent-style-name="Standard">
      <style:text-properties fo:font-style="normal" officeooo:rsid="0016a132" officeooo:paragraph-rsid="0016a132" style:font-style-asian="normal" style:font-style-complex="normal"/>
    </style:style>
    <style:style style:name="P22" style:family="paragraph" style:parent-style-name="Standard">
      <style:text-properties fo:font-style="normal" officeooo:rsid="0016cfaf" officeooo:paragraph-rsid="0016cfaf" style:font-style-asian="normal" style:font-style-complex="normal"/>
    </style:style>
    <style:style style:name="P23" style:family="paragraph" style:parent-style-name="Standard">
      <style:text-properties fo:font-style="normal" officeooo:rsid="00179314" officeooo:paragraph-rsid="00179314" style:font-style-asian="normal" style:font-style-complex="normal"/>
    </style:style>
    <style:style style:name="P24" style:family="paragraph" style:parent-style-name="Standard">
      <style:text-properties fo:font-style="normal" officeooo:rsid="0018a7da" officeooo:paragraph-rsid="0018a7da" style:font-style-asian="normal" style:font-style-complex="normal"/>
    </style:style>
    <style:style style:name="P25" style:family="paragraph" style:parent-style-name="Standard">
      <style:text-properties fo:font-style="normal" officeooo:rsid="0018a7da" officeooo:paragraph-rsid="0019c9da" style:font-style-asian="normal" style:font-style-complex="normal"/>
    </style:style>
    <style:style style:name="P26" style:family="paragraph" style:parent-style-name="Standard">
      <style:text-properties fo:font-style="normal" officeooo:rsid="0019c9da" officeooo:paragraph-rsid="0019c9da" style:font-style-asian="normal" style:font-style-complex="normal"/>
    </style:style>
    <style:style style:name="P27" style:family="paragraph" style:parent-style-name="Standard">
      <style:text-properties fo:font-style="normal" officeooo:rsid="001ad554" officeooo:paragraph-rsid="001ad554" style:font-style-asian="normal" style:font-style-complex="normal"/>
    </style:style>
    <style:style style:name="P28" style:family="paragraph" style:parent-style-name="Standard">
      <style:text-properties fo:font-style="normal" officeooo:rsid="000f7913" officeooo:paragraph-rsid="000f7913" fo:background-color="#22ffff" style:font-style-asian="normal" style:font-style-complex="normal"/>
    </style:style>
    <style:style style:name="P29" style:family="paragraph" style:parent-style-name="Standard">
      <style:text-properties fo:font-style="normal" officeooo:rsid="0012a1c7" officeooo:paragraph-rsid="0012a1c7" fo:background-color="#22ffff" style:font-style-asian="normal" style:font-style-complex="normal"/>
    </style:style>
    <style:style style:name="P30" style:family="paragraph" style:parent-style-name="Standard">
      <style:text-properties fo:font-style="normal" officeooo:rsid="0019c9da" officeooo:paragraph-rsid="0019c9da" fo:background-color="#22ffff" style:font-style-asian="normal" style:font-style-complex="normal"/>
    </style:style>
    <style:style style:name="P31" style:family="paragraph" style:parent-style-name="Standard">
      <style:text-properties fo:font-style="normal" fo:font-weight="normal" officeooo:rsid="000f7913" officeooo:paragraph-rsid="000f7913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5983b0" loext:opacity="100%" officeooo:rsid="000f7913" officeooo:paragraph-rsid="000f7913"/>
    </style:style>
    <style:style style:name="P33" style:family="paragraph" style:parent-style-name="Standard">
      <style:text-properties fo:color="#d52d8b" loext:opacity="100%" fo:font-style="normal" officeooo:rsid="000f7913" officeooo:paragraph-rsid="000f7913" style:font-style-asian="normal" style:font-style-complex="normal"/>
    </style:style>
    <style:style style:name="P34" style:family="paragraph" style:parent-style-name="Standard">
      <style:text-properties fo:color="#a8ba0a" loext:opacity="100%" fo:font-style="normal" officeooo:rsid="001ad554" officeooo:paragraph-rsid="001ad554" style:font-style-asian="normal" style:font-style-complex="normal"/>
    </style:style>
    <style:style style:name="P35" style:family="paragraph" style:parent-style-name="Standard">
      <style:text-properties fo:color="#a8ba0a" loext:opacity="100%" fo:font-style="normal" officeooo:rsid="0018a7da" officeooo:paragraph-rsid="0019c9da" style:font-style-asian="normal" style:font-style-complex="normal"/>
    </style:style>
    <style:style style:name="P36" style:family="paragraph" style:parent-style-name="Standard">
      <style:text-properties fo:color="#a8ba0a" loext:opacity="100%" fo:font-style="normal" officeooo:rsid="000fe263" officeooo:paragraph-rsid="000fe263" style:font-style-asian="normal" style:font-style-complex="normal"/>
    </style:style>
    <style:style style:name="P37" style:family="paragraph" style:parent-style-name="Standard">
      <style:text-properties fo:color="#a8ba0a" loext:opacity="100%" fo:font-style="normal" officeooo:rsid="000f7913" officeooo:paragraph-rsid="000f7913" style:font-style-asian="normal" style:font-style-complex="normal"/>
    </style:style>
    <style:style style:name="P38" style:family="paragraph" style:parent-style-name="Standard">
      <style:text-properties fo:color="#a8ba0a" loext:opacity="100%" fo:font-style="normal" officeooo:rsid="000fe263" officeooo:paragraph-rsid="000fe263" style:font-style-asian="normal" style:font-style-complex="normal"/>
    </style:style>
    <style:style style:name="P39" style:family="paragraph" style:parent-style-name="Standard">
      <style:text-properties fo:color="#a8ba0a" loext:opacity="100%" fo:font-style="normal" officeooo:rsid="0018a7da" officeooo:paragraph-rsid="001ce850" style:font-style-asian="normal" style:font-style-complex="normal"/>
    </style:style>
    <style:style style:name="P40" style:family="paragraph" style:parent-style-name="Standard">
      <style:text-properties fo:color="#d52d8b" loext:opacity="100%" fo:font-style="normal" officeooo:rsid="0012a1c7" officeooo:paragraph-rsid="001cab10" fo:background-color="#22ffff" style:font-style-asian="normal" style:font-style-complex="normal"/>
    </style:style>
    <style:style style:name="P41" style:family="paragraph" style:parent-style-name="Standard">
      <style:text-properties fo:font-style="normal" officeooo:rsid="0019c9da" officeooo:paragraph-rsid="0019c9da" style:font-style-asian="normal" style:font-style-complex="normal"/>
    </style:style>
    <style:style style:name="P42" style:family="paragraph" style:parent-style-name="Heading_20_2">
      <style:text-properties fo:background-color="#22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eef2" style:font-style-asian="normal" style:font-style-complex="normal"/>
    </style:style>
    <style:style style:name="T4" style:family="text">
      <style:text-properties fo:font-style="normal" officeooo:rsid="0012a1c7" style:font-style-asian="normal" style:font-style-complex="normal"/>
    </style:style>
    <style:style style:name="T5" style:family="text">
      <style:text-properties fo:font-style="normal" officeooo:rsid="00138579" style:font-style-asian="normal" style:font-style-complex="normal"/>
    </style:style>
    <style:style style:name="T6" style:family="text">
      <style:text-properties fo:font-style="normal" officeooo:rsid="00149b6e" style:font-style-asian="normal" style:font-style-complex="normal"/>
    </style:style>
    <style:style style:name="T7" style:family="text">
      <style:text-properties officeooo:rsid="0016cfaf"/>
    </style:style>
    <style:style style:name="T8" style:family="text">
      <style:text-properties officeooo:rsid="00179314"/>
    </style:style>
    <style:style style:name="T9" style:family="text">
      <style:text-properties officeooo:rsid="0018a7da"/>
    </style:style>
    <style:style style:name="T10" style:family="text">
      <style:text-properties officeooo:rsid="0019c9da"/>
    </style:style>
    <style:style style:name="T11" style:family="text">
      <style:text-properties officeooo:rsid="001ad554"/>
    </style:style>
    <style:style style:name="T12" style:family="text">
      <style:text-properties fo:color="#d52d8b" loext:opacity="100%"/>
    </style:style>
    <style:style style:name="T13" style:family="text">
      <style:text-properties fo:color="#d52d8b" loext:opacity="100%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d52d8b" loext:opacity="100%" officeooo:rsid="0019c9da"/>
    </style:style>
    <style:style style:name="T15" style:family="text">
      <style:text-properties fo:color="#d52d8b" loext:opacity="100%" fo:font-weight="bold" fo:background-color="transparent" loext:char-shading-value="0" style:font-weight-asian="bold" style:font-weight-complex="bold"/>
    </style:style>
    <style:style style:name="T16" style:family="text">
      <style:text-properties fo:color="#d52d8b" loext:opacity="100%" fo:font-weight="bold" style:font-weight-asian="bold" style:font-weight-complex="bold"/>
    </style:style>
    <style:style style:name="T17" style:family="text">
      <style:text-properties fo:color="#d52d8b" loext:opacity="100%" fo:font-weight="bold" officeooo:rsid="001ad554" style:font-weight-asian="bold" style:font-weight-complex="bold"/>
    </style:style>
    <style:style style:name="T18" style:family="text">
      <style:text-properties fo:color="#d52d8b" loext:opacity="100%" fo:font-weight="bold" officeooo:rsid="0019c9da" style:font-weight-asian="bold" style:font-weight-complex="bold"/>
    </style:style>
    <style:style style:name="T19" style:family="text">
      <style:text-properties fo:color="#d52d8b" loext:opacity="100%" fo:font-weight="bold" officeooo:rsid="00179314" style:font-weight-asian="bold" style:font-weight-complex="bold"/>
    </style:style>
    <style:style style:name="T20" style:family="text">
      <style:text-properties fo:color="#111111" loext:opacity="100%" officeooo:rsid="001cab10"/>
    </style:style>
    <style:style style:name="T21" style:family="text">
      <style:text-properties fo:background-color="#22ffff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color="#a8ba0a" loext:opacity="100%"/>
    </style:style>
    <style:style style:name="T24" style:family="text">
      <style:text-properties fo:color="#a8ba0a" loext:opacity="100%" officeooo:rsid="001ad554"/>
    </style:style>
    <style:style style:name="T25" style:family="text">
      <style:text-properties fo:color="#a8ba0a" loext:opacity="100%" officeooo:rsid="0019c9da"/>
    </style:style>
    <style:style style:name="T26" style:family="text">
      <style:text-properties fo:color="#a8ba0a" loext:opacity="100%" officeooo:rsid="0018a7da"/>
    </style:style>
    <style:style style:name="T27" style:family="text">
      <style:text-properties fo:color="#a8ba0a" loext:opacity="100%" officeooo:rsid="0016cfaf"/>
    </style:style>
    <style:style style:name="T28" style:family="text">
      <style:text-properties fo:color="#a8ba0a" loext:opacity="100%" fo:font-style="normal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7931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2">LINUX DIRECTORY COMMANDS</text:h>
      <text:p text:style-name="P32"/>
      <text:p text:style-name="P1">1. <text:span text:style-name="T16">pwd command:-</text:span></text:p>
      <text:p text:style-name="P1"><text:s text:c="4"/>The pwd command is used to display the location of the current working directory</text:p>
      <text:p text:style-name="P1"><text:s text:c="3"/></text:p>
      <text:p text:style-name="P1"><text:s text:c="4"/><text:span text:style-name="T23">SYNTAX:-</text:span></text:p>
      <text:p text:style-name="P31"><text:s text:c="5"/>pwd</text:p>
      <text:p text:style-name="P6"/>
      <text:p text:style-name="P1"><text:span text:style-name="T1">2. </text:span><text:span text:style-name="T13">mkdir command:-</text:span></text:p>
      <text:p text:style-name="P7"><text:s text:c="4"/>the mkdir command is used to create a new directory under any directory</text:p>
      <text:p text:style-name="P7"><text:s text:c="3"/></text:p>
      <text:p text:style-name="P7"><text:s text:c="6"/><text:span text:style-name="T23">SYNTAX:-</text:span></text:p>
      <text:p text:style-name="P7"><text:s text:c="5"/>mkdir&lt;directory name&gt;</text:p>
      <text:p text:style-name="P7"/>
      <text:p text:style-name="P7">3. <text:span text:style-name="T16">rmdir command:-</text:span></text:p>
      <text:p text:style-name="P7"><text:s text:c="4"/>the emdir command is used to delete a directroy</text:p>
      <text:p text:style-name="P7"><text:s text:c="8"/></text:p>
      <text:p text:style-name="P37"><text:s text:c="4"/>SYNTAX:-</text:p>
      <text:p text:style-name="P7"><text:s text:c="4"/>rmdir&lt;directory name&gt; <text:s/></text:p>
      <text:p text:style-name="P7"/>
      <text:p text:style-name="P7">4.<text:span text:style-name="T12"> </text:span><text:span text:style-name="T16">Is command:-</text:span></text:p>
      <text:p text:style-name="P7"><text:s text:c="4"/>the Is commad is used to display the list a content of a directory.</text:p>
      <text:p text:style-name="P7"><text:s/></text:p>
      <text:p text:style-name="P7"><text:s/><text:span text:style-name="T23"><text:s text:c="3"/>SYNTAX:-</text:span></text:p>
      <text:p text:style-name="P7"><text:s text:c="4"/>Is</text:p>
      <text:p text:style-name="P7"/>
      <text:p text:style-name="P7"/>
      <text:p text:style-name="P7">5. <text:span text:style-name="T16">cd command:-</text:span></text:p>
      <text:p text:style-name="P7"><text:s text:c="4"/>the cd command is used ro change the current directory.</text:p>
      <text:p text:style-name="P7"><text:s text:c="5"/></text:p>
      <text:p text:style-name="P7"><text:s text:c="2"/><text:span text:style-name="T23"><text:s text:c="2"/>SYNTAX:-</text:span></text:p>
      <text:p text:style-name="P7"><text:s text:c="4"/>cd&lt;directory name&gt;</text:p>
      <text:p text:style-name="P7"/>
      <text:p text:style-name="P7"/>
      <text:p text:style-name="P28"><text:s/>LINUX FILE COMMANDS</text:p>
      <text:p text:style-name="P7"/>
      <text:p text:style-name="P7">6<text:span text:style-name="T29">.</text:span><text:span text:style-name="T16"> touch command:-</text:span></text:p>
      <text:p text:style-name="P8"><text:s text:c="4"/>the touch command is used to create empty files. We can create multiple empty files by executing <text:s text:c="2"/></text:p>
      <text:p text:style-name="P8"><text:s text:c="4"/>it once.</text:p>
      <text:p text:style-name="P7"/>
      <text:p text:style-name="P7"><text:s text:c="2"/><text:span text:style-name="T23"><text:s text:c="2"/>SYNTAX:-</text:span></text:p>
      <text:p text:style-name="P7"><text:s text:c="4"/>touch&lt;file name&gt;</text:p>
      <text:p text:style-name="P7"><text:s text:c="4"/>touch&lt;file1&gt; &lt;file2&gt;......</text:p>
      <text:p text:style-name="P33"/>
      <text:p text:style-name="P7"><text:span text:style-name="T20">7.</text:span><text:span text:style-name="T16"> cat command:-</text:span></text:p>
      <text:p text:style-name="P8"><text:s text:c="4"/>the cat command is a multi-purpose utility in the linux system. It can e used to create a file, <text:s/></text:p>
      <text:p text:style-name="P8"><text:s text:c="3"/>display content of a file, copy the content of a one file to another file, and more.</text:p>
      <text:p text:style-name="P7"><text:s text:c="3"/></text:p>
      <text:p text:style-name="P7"><text:s text:c="3"/><text:span text:style-name="T23">SYNTAX:-</text:span></text:p>
      <text:p text:style-name="P7"><text:s text:c="4"/>cat&gt;&lt;file <text:s/>name&gt;</text:p>
      <text:p text:style-name="P7"><text:s text:c="5"/>// enter file content</text:p>
      <text:p text:style-name="P9"><text:soft-page-break/></text:p>
      <text:p text:style-name="P9">press “CTRL +D” keys to save a file. To display the content of the file, executes it as follows:</text:p>
      <text:p text:style-name="P9"><text:s text:c="3"/></text:p>
      <text:p text:style-name="P9">cat&lt;file name&gt;</text:p>
      <text:p text:style-name="P9"><text:s text:c="2"/></text:p>
      <text:p text:style-name="P9">8.<text:span text:style-name="T29"> </text:span><text:span text:style-name="T16">rm command:-</text:span></text:p>
      <text:p text:style-name="P9"><text:s text:c="4"/>the rm command is used to remove a file:</text:p>
      <text:p text:style-name="P9"/>
      <text:p text:style-name="P9"><text:s text:c="3"/><text:span text:style-name="T23">SYNTAX:-</text:span></text:p>
      <text:p text:style-name="P9"><text:s text:c="4"/>rm&lt;file name&gt;</text:p>
      <text:p text:style-name="P9"/>
      <text:p text:style-name="P9"/>
      <text:p text:style-name="P9">9. <text:span text:style-name="T16">cp command:-</text:span></text:p>
      <text:p text:style-name="P9"><text:s text:c="4"/>to copy the same directory.</text:p>
      <text:p text:style-name="P9"><text:s text:c="3"/></text:p>
      <text:p text:style-name="P9"><text:s text:c="5"/><text:span text:style-name="T23">SYNTAX:-</text:span></text:p>
      <text:p text:style-name="P9"><text:s text:c="5"/>cp&lt;existing file name&gt;&lt;new file name&gt;</text:p>
      <text:p text:style-name="P9"/>
      <text:p text:style-name="P9"/>
      <text:p text:style-name="P9">10. <text:span text:style-name="T16">mv command:-</text:span></text:p>
      <text:p text:style-name="P9"><text:s text:c="6"/>the mv command is used to move a file or a directory from one location to another.</text:p>
      <text:p text:style-name="P9"/>
      <text:p text:style-name="P9"><text:s text:c="6"/><text:span text:style-name="T23">SYNTAX:-</text:span></text:p>
      <text:p text:style-name="P9"><text:s text:c="6"/>mv&lt;file name&gt;&lt;directory path&gt;</text:p>
      <text:p text:style-name="P9"/>
      <text:p text:style-name="P9">11. <text:span text:style-name="T16">reneme command:-</text:span></text:p>
      <text:p text:style-name="P9"><text:s text:c="6"/>the rename command is used to rename files. It is useful for a large group of files.</text:p>
      <text:p text:style-name="P36"/>
      <text:p text:style-name="P36"><text:s text:c="6"/>SYNTAX:-</text:p>
      <text:p text:style-name="P2"><text:span text:style-name="T28"><text:s text:c="6"/></text:span><text:span text:style-name="T2">rename’s/old-name/new-name/’</text:span><text:span text:style-name="T3">files</text:span></text:p>
      <text:p text:style-name="P10"/>
      <text:p text:style-name="P11">for example, to convert all the text files into pdf files, execute the below command:</text:p>
      <text:p text:style-name="P11"><text:s text:c="5"/></text:p>
      <text:p text:style-name="P11"><text:s text:c="4"/><text:span text:style-name="T23"><text:s/>SYNTAX:-</text:span></text:p>
      <text:p text:style-name="P11"><text:s text:c="5"/>renames’s/\.txt$/\.pdf/’*.txt</text:p>
      <text:p text:style-name="P11"/>
      <text:p text:style-name="P11">12.<text:span text:style-name="T29"> </text:span><text:span text:style-name="T16">head command:-</text:span></text:p>
      <text:p text:style-name="P11"><text:s text:c="6"/>the head command is used to display the content of a file. It displays first 10 lines of a file.</text:p>
      <text:p text:style-name="P11"/>
      <text:p text:style-name="P11"><text:s text:c="4"/><text:span text:style-name="T23"><text:s text:c="2"/>SYNTAX:-</text:span></text:p>
      <text:p text:style-name="P11"><text:s text:c="6"/>head&lt;file name&gt;</text:p>
      <text:p text:style-name="P11"/>
      <text:p text:style-name="P11">13.<text:span text:style-name="T29"> </text:span><text:span text:style-name="T16">tail command:</text:span></text:p>
      <text:p text:style-name="P11"><text:s text:c="6"/>the tail command is similar to the head command. The difference between bith commands is <text:s text:c="31"/></text:p>
      <text:p text:style-name="P11"><text:s text:c="6"/>that it displays the last ten lines of the file content. It is useful for the reading the error message</text:p>
      <text:p text:style-name="P11"/>
      <text:p text:style-name="P11"><text:s text:c="4"/><text:span text:style-name="T23"><text:s text:c="2"/>SYNTAX:-</text:span></text:p>
      <text:p text:style-name="P11"><text:s text:c="6"/>tail&lt;file name&gt;</text:p>
      <text:p text:style-name="P11"/>
      <text:p text:style-name="P11"/>
      <text:p text:style-name="P11">14.<text:span text:style-name="T12"> </text:span><text:span text:style-name="T16">tac command:-</text:span></text:p>
      <text:p text:style-name="P11"><text:s text:c="6"/>the tac command is the reverse of cat command, as its name specified. It displays the file </text:p>
      <text:p text:style-name="P11"><text:soft-page-break/><text:s text:c="6"/>content in reverse order (from the last line)</text:p>
      <text:p text:style-name="P11"><text:s text:c="3"/><text:span text:style-name="T23"><text:s text:c="3"/>SYNTAX:-</text:span></text:p>
      <text:p text:style-name="P11"><text:s text:c="6"/>tac&lt;file name&gt;</text:p>
      <text:p text:style-name="P11"/>
      <text:p text:style-name="P11">15. <text:span text:style-name="T16">more command:-</text:span></text:p>
      <text:p text:style-name="P11"><text:s text:c="6"/>the more command is quite similar to the cat command, as it is used to display the file content in <text:s text:c="3"/></text:p>
      <text:p text:style-name="P11"><text:s text:c="5"/>the same way that the cat command does. The only difference between both commands is that, in <text:s/></text:p>
      <text:p text:style-name="P11"><text:s text:c="5"/>case of larger files, the more commads displays screenful output at a time.</text:p>
      <text:p text:style-name="P11"><text:s text:c="5"/></text:p>
      <text:p text:style-name="P11"><text:s text:c="5"/>in more command, the following keys are used to scroll the page:</text:p>
      <text:p text:style-name="P11"><text:s text:c="4"/></text:p>
      <text:p text:style-name="P11"><text:s text:c="5"/>ENTER key: to scroll down page by line.</text:p>
      <text:p text:style-name="P11"><text:s text:c="5"/></text:p>
      <text:p text:style-name="P3"><text:span text:style-name="T2"><text:s text:c="5"/>space bar: t</text:span><text:span text:style-name="T4">o</text:span><text:span text:style-name="T2"> move to the next page</text:span></text:p>
      <text:p text:style-name="P11"><text:s text:c="4"/></text:p>
      <text:p text:style-name="P3"><text:span text:style-name="T2"><text:s text:c="5"/></text:span><text:span text:style-name="T4">b key: to move to the pervious page</text:span></text:p>
      <text:p text:style-name="P13"/>
      <text:p text:style-name="P13"><text:s text:c="5"/>/key: to search the string.</text:p>
      <text:p text:style-name="P13"><text:s/></text:p>
      <text:p text:style-name="P14"><text:s text:c="4"/></text:p>
      <text:p text:style-name="P14"><text:s text:c="5"/><text:span text:style-name="T23">SYNTAX:-</text:span></text:p>
      <text:p text:style-name="P14"><text:s text:c="5"/>more&lt;file name&gt;</text:p>
      <text:p text:style-name="P14"><text:s text:c="3"/></text:p>
      <text:p text:style-name="P40">LINUX USER COMMANDS</text:p>
      <text:p text:style-name="P14"/>
      <text:p text:style-name="P14"/>
      <text:p text:style-name="P14">16.<text:span text:style-name="T16"> less command:-</text:span></text:p>
      <text:p text:style-name="P14"><text:s text:c="6"/>the less command is similar to the more command. It also includes some extrs features such as ‘adjustment in width <text:s/>and height of the terminal’. Comparatively, the more command cuts the output in width of the terminal.</text:p>
      <text:p text:style-name="P14"/>
      <text:p text:style-name="P14"><text:s text:c="5"/><text:span text:style-name="T23"><text:s/>SYNTAX:-</text:span></text:p>
      <text:p text:style-name="P14"><text:s text:c="6"/>less&lt;file name&gt;</text:p>
      <text:p text:style-name="P29"/>
      <text:p text:style-name="P14"/>
      <text:p text:style-name="P14">17. <text:span text:style-name="T16">su command</text:span></text:p>
      <text:p text:style-name="P14"><text:s text:c="6"/>the su command provides adminstrative access to another user. In other words, it alloes access of the linux shell to another user</text:p>
      <text:p text:style-name="P14"><text:s/></text:p>
      <text:p text:style-name="P14"><text:s text:c="4"/><text:span text:style-name="T23">SYNTAX:-</text:span></text:p>
      <text:p text:style-name="P14"><text:s text:c="4"/>su&lt;user name&gt;</text:p>
      <text:p text:style-name="P14"/>
      <text:p text:style-name="P14">18.<text:span text:style-name="T29"> </text:span><text:span text:style-name="T16">id command:-</text:span></text:p>
      <text:p text:style-name="P14"><text:s text:c="6"/>the id command is used to display the user ID (UID) and group ID(GID).</text:p>
      <text:p text:style-name="P14"><text:s/></text:p>
      <text:p text:style-name="P14"><text:s text:c="5"/><text:span text:style-name="T23">SYNTAX:-</text:span></text:p>
      <text:p text:style-name="P14"><text:s text:c="5"/>id</text:p>
      <text:p text:style-name="P14"/>
      <text:p text:style-name="P14"/>
      <text:p text:style-name="P14">19.<text:span text:style-name="T16">useradd command:-</text:span></text:p>
      <text:p text:style-name="P14"><text:s text:c="5"/>the useradd command is used to add or remove a user on a linux server.</text:p>
      <text:p text:style-name="P14"/>
      <text:p text:style-name="P15"><text:soft-page-break/><text:s text:c="2"/></text:p>
      <text:p text:style-name="P15"><text:s text:c="5"/><text:span text:style-name="T23"><text:s/>SYNTAX:-</text:span></text:p>
      <text:p text:style-name="P14"><text:s text:c="6"/>useradd username.</text:p>
      <text:p text:style-name="P14">20. <text:span text:style-name="T16">passwd command:-</text:span></text:p>
      <text:p text:style-name="P14"><text:s text:c="6"/>The passwd command is used to create and change the password for a user.</text:p>
      <text:p text:style-name="P14"/>
      <text:p text:style-name="P14"><text:s text:c="4"/><text:span text:style-name="T23"><text:s/>SYNTAX:-</text:span></text:p>
      <text:p text:style-name="P14"><text:s text:c="5"/>passwd&lt;username&gt;</text:p>
      <text:p text:style-name="P14"/>
      <text:p text:style-name="P14"/>
      <text:p text:style-name="P14">21.<text:span text:style-name="T16">groupadd</text:span><text:span text:style-name="T29"> </text:span><text:span text:style-name="T16">command:-</text:span></text:p>
      <text:p text:style-name="P14"><text:s text:c="5"/>the groupadd command is used to create a user group.</text:p>
      <text:p text:style-name="P14"><text:s/></text:p>
      <text:p text:style-name="P14"><text:s text:c="2"/><text:span text:style-name="T23"><text:s text:c="3"/>SYNTAX:-</text:span></text:p>
      <text:p text:style-name="P4"><text:span text:style-name="T2"><text:s text:c="5"/>groupadd&lt;</text:span><text:span text:style-name="T5">group name&gt;</text:span></text:p>
      <text:p text:style-name="P16"/>
      <text:p text:style-name="P17"/>
      <text:p text:style-name="P17"><text:s text:c="4"/><text:span text:style-name="T21">LINUX FILTER COMMANDS</text:span></text:p>
      <text:p text:style-name="P17"/>
      <text:p text:style-name="P17">22.<text:span text:style-name="T12"> </text:span><text:span text:style-name="T16">cat command:-</text:span></text:p>
      <text:p text:style-name="P17"><text:s text:c="6"/>the cat command is also used as a filter. To filter a file, it is used inside pipes.</text:p>
      <text:p text:style-name="P17"/>
      <text:p text:style-name="P17"><text:s text:c="2"/><text:span text:style-name="T23"><text:s text:c="4"/>SYNTAX:-</text:span></text:p>
      <text:p text:style-name="P17"><text:s text:c="6"/>cat&lt;file name&gt;|cat ot tac| cat or tac|....</text:p>
      <text:p text:style-name="P17"/>
      <text:p text:style-name="P17"/>
      <text:p text:style-name="P17"/>
      <text:p text:style-name="P17">23.<text:span text:style-name="T16">cut command:-</text:span></text:p>
      <text:p text:style-name="P17"><text:s text:c="5"/>the cut command is used to select a specific column of a file. The ‘-d’ option is used as a </text:p>
      <text:p text:style-name="P17"><text:s text:c="5"/>delimiter and it can be <text:s/>a space(‘ ’), a slash (/), a hyphen(-), or anything else. And, the ‘-f’ option <text:s text:c="2"/></text:p>
      <text:p text:style-name="P17"><text:s text:c="5"/>is used to specify a column number.</text:p>
      <text:p text:style-name="P17"><text:s text:c="3"/></text:p>
      <text:p text:style-name="P17"><text:s text:c="3"/><text:span text:style-name="T23"><text:s text:c="2"/>SYNTAX:-</text:span></text:p>
      <text:p text:style-name="P17"><text:s text:c="5"/>-cut -d(delimiter) -f(column number)&lt;file name&gt;</text:p>
      <text:p text:style-name="P17"><text:s/></text:p>
      <text:p text:style-name="P17"/>
      <text:p text:style-name="P18">24. <text:span text:style-name="T16">grep command:-</text:span></text:p>
      <text:p text:style-name="P5"><text:span text:style-name="T2"><text:s text:c="6"/>the grep command </text:span><text:span text:style-name="T6">is the most powerful and user filter in a linux syste. The ‘ grep’ stands for the</text:span></text:p>
      <text:p text:style-name="P19"><text:s text:c="6"/>“global regular expression print”. It is useful for searching the contant from a file. Generally it is </text:p>
      <text:p text:style-name="P19"><text:s text:c="6"/>used with pipe.</text:p>
      <text:p text:style-name="P19"/>
      <text:p text:style-name="P19"><text:s text:c="4"/><text:span text:style-name="T23">SYNTAX:-</text:span></text:p>
      <text:p text:style-name="P19"><text:s text:c="5"/>command|grep&lt;searchword&gt;</text:p>
      <text:p text:style-name="P19"/>
      <text:p text:style-name="P19"/>
      <text:p text:style-name="P19"/>
      <text:p text:style-name="P19">25. <text:span text:style-name="T16">comm command:-</text:span></text:p>
      <text:p text:style-name="P19"><text:s text:c="6"/>the ‘comm’ command is used to compare two files or streams. By default, it displays three </text:p>
      <text:p text:style-name="P19"><text:s text:c="6"/>columns, first displays non-matching items of the first file, second indicates the non-matching <text:s text:c="2"/></text:p>
      <text:p text:style-name="P19"><text:s text:c="6"/>items of the second file, and the third column displays the matching items of both files</text:p>
      <text:p text:style-name="P19"/>
      <text:p text:style-name="P19"/>
      <text:p text:style-name="P19"><text:soft-page-break/><text:s text:c="2"/><text:span text:style-name="T23"><text:s text:c="4"/>SYNTAX:-</text:span></text:p>
      <text:p text:style-name="P19"><text:s text:c="6"/>comm&lt;file1&gt;&lt;file2&gt;</text:p>
      <text:p text:style-name="P19"/>
      <text:p text:style-name="P21">26.<text:span text:style-name="T29"> </text:span><text:span text:style-name="T16">sed command</text:span></text:p>
      <text:p text:style-name="P21"><text:s text:c="6"/>the sed command is also known as stream editor. It is used to edit files using a <text:s/>regular expression. It does not permanently edit files; instead, the editor content remains only on display. It does not affect the actual file.</text:p>
      <text:p text:style-name="P21"/>
      <text:p text:style-name="P21"><text:s/><text:span text:style-name="T23"><text:s text:c="5"/>SYNTAX:-</text:span></text:p>
      <text:p text:style-name="P21"><text:s text:c="7"/>command| sed’s/&lt;oldword&gt;/&lt;newword&gt;/’</text:p>
      <text:p text:style-name="P21"/>
      <text:p text:style-name="P21">27<text:span text:style-name="T29">.</text:span><text:span text:style-name="T16"> tee command</text:span></text:p>
      <text:p text:style-name="P21"><text:s text:c="6"/>the tee command is quite similar to the cat command. The only difference between both filters is that it puts standard input output and also write them into a file</text:p>
      <text:p text:style-name="P21"/>
      <text:p text:style-name="P21"><text:s text:c="7"/><text:span text:style-name="T23">SYNTAX</text:span></text:p>
      <text:p text:style-name="P21"><text:s text:c="7"/>cat&lt;filename&gt;|tee&lt;newfile&gt;|cat or tac|......</text:p>
      <text:p text:style-name="P21"/>
      <text:p text:style-name="P21"/>
      <text:p text:style-name="P21">28.<text:span text:style-name="T16"> tr command</text:span></text:p>
      <text:p text:style-name="P21"><text:s text:c="6"/>the tr command is used to translate the file content like from lower case to upper case.</text:p>
      <text:p text:style-name="P21"/>
      <text:p text:style-name="P21"><text:s text:c="6"/><text:span text:style-name="T23">SYNTAX:-</text:span></text:p>
      <text:p text:style-name="P21"><text:s text:c="6"/>command|tr&lt;’old’&gt;&lt;’new’&gt;</text:p>
      <text:p text:style-name="P21"/>
      <text:p text:style-name="P22">29. <text:span text:style-name="T16">uniq command</text:span></text:p>
      <text:p text:style-name="P22"><text:s text:c="6"/>the uniq command is used to form a sorted list in which every word will occur once.</text:p>
      <text:p text:style-name="P22"><text:s text:c="2"/></text:p>
      <text:p text:style-name="P22"><text:s text:c="3"/><text:span text:style-name="T23"><text:s text:c="3"/>SYNTAX:-</text:span></text:p>
      <text:p text:style-name="P22"><text:s text:c="7"/>command&lt;filename&gt;|uniq</text:p>
      <text:p text:style-name="P22"/>
      <text:p text:style-name="P22"/>
      <text:p text:style-name="P22">30.<text:span text:style-name="T12"> </text:span><text:span text:style-name="T16">wc command</text:span></text:p>
      <text:p text:style-name="P22"><text:s text:c="7"/>the wc command is used to count the lines, words, and the character in a file.</text:p>
      <text:p text:style-name="P22"/>
      <text:p text:style-name="P22"><text:s text:c="5"/><text:span text:style-name="T23"><text:s text:c="2"/>SYNTAX:-</text:span></text:p>
      <text:p text:style-name="P22"><text:s text:c="7"/>wc&lt;filename&gt;</text:p>
      <text:p text:style-name="P22"/>
      <text:p text:style-name="P22"/>
      <text:p text:style-name="P22">31.<text:span text:style-name="T12"> </text:span><text:span text:style-name="T16">od command</text:span></text:p>
      <text:p text:style-name="P22"><text:s text:c="7"/>the od command is used to display the content of a file in different s, such as hexadecimal, octal, and <text:s/>ASCII character.</text:p>
      <text:p text:style-name="P22"/>
      <text:p text:style-name="P22"><text:s text:c="4"/><text:span text:style-name="T23"><text:s text:c="2"/>SYNTAX:-</text:span></text:p>
      <text:p text:style-name="P22"><text:s text:c="6"/>od -b&lt;filename&gt; <text:s text:c="3"/>// octal format</text:p>
      <text:p text:style-name="P22"><text:s text:c="7"/>od -t x1 &lt;filename&gt; <text:s text:c="2"/>// hexa decimal format</text:p>
      <text:p text:style-name="P20"><text:s text:c="6"/><text:span text:style-name="T7">od -c &lt;filename&gt; <text:s text:c="2"/>// ASCII character format</text:span></text:p>
      <text:p text:style-name="P20"/>
      <text:p text:style-name="P22">32.<text:span text:style-name="T16"> sort command</text:span></text:p>
      <text:p text:style-name="P20"><text:s text:c="6"/><text:span text:style-name="T7">the sort command is used to sort files in alphabetical order.</text:span></text:p>
      <text:p text:style-name="P20"/>
      <text:p text:style-name="P20"><text:s text:c="2"/><text:span text:style-name="T23"><text:s text:c="3"/></text:span><text:span text:style-name="T27">SYNTAX:-</text:span></text:p>
      <text:p text:style-name="P22"><text:soft-page-break/><text:s text:c="4"/>sort&lt;file name&gt;</text:p>
      <text:p text:style-name="P20"><text:s text:c="10"/></text:p>
      <text:p text:style-name="P19"><text:s text:c="7"/></text:p>
      <text:p text:style-name="P23">33.<text:span text:style-name="T12"> </text:span><text:span text:style-name="T16">gzip command</text:span></text:p>
      <text:p text:style-name="P23"><text:s text:c="6"/>the gzip command is used to truncate the file size. It is compressing tool . It replaces the original </text:p>
      <text:p text:style-name="P23"><text:s text:c="6"/>file by the compressed file having ‘.gz’ extension .</text:p>
      <text:p text:style-name="P23"><text:s text:c="7"/></text:p>
      <text:p text:style-name="P23"><text:s text:c="6"/></text:p>
      <text:p text:style-name="P11"><text:s text:c="6"/><text:span text:style-name="T23">SYNTAX:-</text:span></text:p>
      <text:p text:style-name="P11"><text:s text:c="6"/><text:span text:style-name="T8">gzip&lt;file1&gt;&lt;file2&gt;&lt;file3&gt;.....</text:span></text:p>
      <text:p text:style-name="P11"/>
      <text:p text:style-name="P11"/>
      <text:p text:style-name="P23">34.<text:span text:style-name="T29"> </text:span><text:span text:style-name="T16">gunzip command</text:span></text:p>
      <text:p text:style-name="P23"><text:s text:c="6"/>the gunzip command is used to decompress a file . It is a reverse operation of gzip command.</text:p>
      <text:p text:style-name="P23"/>
      <text:p text:style-name="P23"><text:s text:c="6"/><text:span text:style-name="T23">SYNTAX:-</text:span></text:p>
      <text:p text:style-name="P23"><text:s text:c="6"/>gunzip&lt;file1&gt;&lt;file2&gt;&lt;file3&gt;....</text:p>
      <text:p text:style-name="P23"/>
      <text:p text:style-name="P23"/>
      <text:p text:style-name="P23">35. <text:span text:style-name="T16">find command:</text:span></text:p>
      <text:p text:style-name="P23"><text:s text:c="6"/>the find command is used to find a particular file within a diectory. It also supports various <text:s text:c="2"/></text:p>
      <text:p text:style-name="P23"><text:s text:c="6"/>options to find a file such as byname, by type, by date, and more.</text:p>
      <text:p text:style-name="P23"/>
      <text:p text:style-name="P23"><text:s text:c="7"/>The following symbols are used after the find command:</text:p>
      <text:p text:style-name="P23"><text:s text:c="7"/></text:p>
      <text:p text:style-name="P23"><text:s text:c="7"/>(.): for current directory name</text:p>
      <text:p text:style-name="P23"><text:s text:c="7"/>(/): for root</text:p>
      <text:p text:style-name="P23"/>
      <text:p text:style-name="P23"><text:s text:c="6"/><text:span text:style-name="T23">SYNTAX:</text:span></text:p>
      <text:p text:style-name="P23"><text:s text:c="6"/>find . -name”*.pdf”</text:p>
      <text:p text:style-name="P23"/>
      <text:p text:style-name="P23"/>
      <text:p text:style-name="P23">36.<text:span text:style-name="T12"> </text:span><text:span text:style-name="T16">locate command:</text:span></text:p>
      <text:p text:style-name="P23"><text:s text:c="6"/>the locate command is used to search a file by file name. It is quite similar to find command;</text:p>
      <text:p text:style-name="P23"><text:s text:c="6"/>the difference is that it is a background process. It searches the file in the database, whereas the</text:p>
      <text:p text:style-name="P23"><text:s text:c="6"/>find command searches in the file system. It is faster than find command. To find the file with </text:p>
      <text:p text:style-name="P23"><text:s text:c="6"/>locates command, keep your database updated.</text:p>
      <text:p text:style-name="P23"/>
      <text:p text:style-name="P23"><text:s text:c="6"/><text:span text:style-name="T23">SYNTAX:-</text:span></text:p>
      <text:p text:style-name="P23"><text:s text:c="7"/>locate&lt;filename&gt;</text:p>
      <text:p text:style-name="P11"><text:s/></text:p>
      <text:p text:style-name="P11"/>
      <text:p text:style-name="P12"><text:span text:style-name="T8">37.</text:span><text:span text:style-name="T30"> </text:span><text:span text:style-name="T19">date command:</text:span></text:p>
      <text:p text:style-name="P12"><text:s text:c="6"/><text:span text:style-name="T9">the date command is used to display date, time, timezone, and more...</text:span></text:p>
      <text:p text:style-name="P12"/>
      <text:p text:style-name="P12"><text:s text:c="6"/><text:span text:style-name="T26">SYNTAX:-</text:span></text:p>
      <text:p text:style-name="P12"><text:s text:c="6"/><text:span text:style-name="T9">date</text:span></text:p>
      <text:p text:style-name="P12"/>
      <text:p text:style-name="P12"/>
      <text:p text:style-name="P24">38. <text:span text:style-name="T16">cal command:</text:span></text:p>
      <text:p text:style-name="P24"><text:s text:c="6"/>the cal command is used to display the current month’s calender with the current date </text:p>
      <text:p text:style-name="P24"><text:s text:c="6"/>highlighted.</text:p>
      <text:p text:style-name="P39"><text:soft-page-break/><text:s text:c="2"/></text:p>
      <text:p text:style-name="P39"/>
      <text:p text:style-name="P39"><text:s text:c="3"/>SYNTAX:-</text:p>
      <text:p text:style-name="P24"><text:s text:c="4"/>cal&lt;</text:p>
      <text:p text:style-name="P24"/>
      <text:p text:style-name="P24"/>
      <text:p text:style-name="P24">39. <text:span text:style-name="T16">sleep command:</text:span></text:p>
      <text:p text:style-name="P24"><text:s text:c="6"/>the sleep command is used to hold the terminal by thr specified amount of time.</text:p>
      <text:p text:style-name="P24"><text:s text:c="6"/>By default, it takes time in seconds.</text:p>
      <text:p text:style-name="P24"/>
      <text:p text:style-name="P24"><text:s text:c="6"/><text:span text:style-name="T23">SYNTAX:-</text:span></text:p>
      <text:p text:style-name="P24"><text:s text:c="7"/>sleep&lt;time&gt;</text:p>
      <text:p text:style-name="P24"/>
      <text:p text:style-name="P24"/>
      <text:p text:style-name="P24">40. <text:span text:style-name="T16">time command:</text:span></text:p>
      <text:p text:style-name="P24"><text:s text:c="6"/>the time command is used to display the time to execute a command.</text:p>
      <text:p text:style-name="P24"/>
      <text:p text:style-name="P24"><text:s text:c="5"/><text:span text:style-name="T23"><text:s text:c="2"/>SYNTAX:-</text:span></text:p>
      <text:p text:style-name="P24"><text:s text:c="7"/>time</text:p>
      <text:p text:style-name="P24"/>
      <text:p text:style-name="P24"/>
      <text:p text:style-name="P24">41.<text:span text:style-name="T12"> </text:span><text:span text:style-name="T16">zcat command:</text:span></text:p>
      <text:p text:style-name="P24"><text:s text:c="6"/>the zcat command is used to display the compressed files.</text:p>
      <text:p text:style-name="P24"/>
      <text:p text:style-name="P24"><text:s text:c="6"/><text:span text:style-name="T23">SYNTAX:-</text:span></text:p>
      <text:p text:style-name="P24"><text:s text:c="7"/>zcat&lt;file name&gt;</text:p>
      <text:p text:style-name="P24"/>
      <text:p text:style-name="P24"><text:s text:c="4"/></text:p>
      <text:p text:style-name="P24">42.<text:span text:style-name="T16">df command :</text:span></text:p>
      <text:p text:style-name="P24"><text:s text:c="5"/>the df command is used to display the disk space used in the file system. It displays thr output as </text:p>
      <text:p text:style-name="P24"><text:s text:c="5"/>in number of used blocks, available blocks, and the mounted directory.</text:p>
      <text:p text:style-name="P24"/>
      <text:p text:style-name="P24"><text:s/><text:span text:style-name="T23"><text:s text:c="4"/>SYNTAX:-</text:span></text:p>
      <text:p text:style-name="P24"><text:s text:c="5"/>df</text:p>
      <text:p text:style-name="P24"/>
      <text:p text:style-name="P24"/>
      <text:p text:style-name="P24">43.<text:span text:style-name="T12"> </text:span><text:span text:style-name="T18">mount command:</text:span></text:p>
      <text:p text:style-name="P25"><text:s text:c="6"/><text:span text:style-name="T10">the mount command is used to connect an external device file system to the system’s system.</text:span></text:p>
      <text:p text:style-name="P25"/>
      <text:p text:style-name="P25"><text:span text:style-name="T10"><text:s text:c="5"/></text:span><text:span text:style-name="T25"><text:s/>SYNTAX:-</text:span></text:p>
      <text:p text:style-name="P26"><text:s text:c="6"/>mount -t type&lt;device&gt;&lt;directory&gt;</text:p>
      <text:p text:style-name="P25"/>
      <text:p text:style-name="P25"/>
      <text:p text:style-name="P25"/>
      <text:p text:style-name="P25"><text:span text:style-name="T10">44. </text:span><text:span text:style-name="T18">exit command:</text:span></text:p>
      <text:p text:style-name="P26"><text:s text:c="6"/>linux exit command is used <text:s/>to exit from the current shell. It takes a parameter as a number and </text:p>
      <text:p text:style-name="P26"><text:s text:c="6"/>exits the shells with a return of status number. </text:p>
      <text:p text:style-name="P25"><text:s/></text:p>
      <text:p text:style-name="P25"><text:span text:style-name="T23"><text:s text:c="6"/></text:span><text:span text:style-name="T25">SYNTAX:-</text:span></text:p>
      <text:p text:style-name="P25"><text:s text:c="7"/><text:span text:style-name="T10">exit</text:span></text:p>
      <text:p text:style-name="P25"/>
      <text:p text:style-name="P25"><text:s text:c="6"/><text:span text:style-name="T10">after pressing the ENTER KEY it will exit the terminal.</text:span></text:p>
      <text:p text:style-name="P25"><text:soft-page-break/></text:p>
      <text:p text:style-name="P25"/>
      <text:p text:style-name="P25"><text:span text:style-name="T10">45.</text:span><text:span text:style-name="T14"> </text:span><text:span text:style-name="T18">clear command:</text:span></text:p>
      <text:p text:style-name="P25"><text:s text:c="6"/><text:span text:style-name="T10">linux clear command is used to clear terminal screen.</text:span></text:p>
      <text:p text:style-name="P35"/>
      <text:p text:style-name="P35"><text:s text:c="6"/><text:span text:style-name="T10">SYNTAX:-</text:span></text:p>
      <text:p text:style-name="P25"><text:s text:c="6"/><text:span text:style-name="T10">clear</text:span></text:p>
      <text:p text:style-name="P26"><text:s text:c="6"/>after pressing the ENTER KEY, it will clear the terminal screen.</text:p>
      <text:p text:style-name="P26"/>
      <text:p text:style-name="P26"/>
      <text:p text:style-name="P30">LINUX NETWORKING COMMANDS</text:p>
      <text:p text:style-name="P26"/>
      <text:p text:style-name="P26"/>
      <text:p text:style-name="P26">46.<text:span text:style-name="T12"> </text:span><text:span text:style-name="T17">i</text:span><text:span text:style-name="T16">p command:</text:span></text:p>
      <text:p text:style-name="P26"><text:s text:c="6"/>linux ip command is <text:span text:style-name="T11">an updated version of the ipconfig command. It is used to assign an IP</text:span></text:p>
      <text:p text:style-name="P26"><text:s text:c="6"/><text:span text:style-name="T11">adress, initialize an interface, disable an interface.</text:span></text:p>
      <text:p text:style-name="P26"/>
      <text:p text:style-name="P26"><text:s text:c="5"/><text:span text:style-name="T23"><text:s/></text:span><text:span text:style-name="T24">SYNTAX:-</text:span></text:p>
      <text:p text:style-name="P26"><text:s text:c="6"/><text:span text:style-name="T11">ip a or ip addr</text:span></text:p>
      <text:p text:style-name="P26"/>
      <text:p text:style-name="P26"/>
      <text:p text:style-name="P26"/>
      <text:p text:style-name="P27">47.<text:span text:style-name="T12"> </text:span><text:span text:style-name="T16">ssh command:-</text:span></text:p>
      <text:p text:style-name="P27"><text:s text:c="6"/>linux ssh command is used to create a remote connection through the ssh protocol.</text:p>
      <text:p text:style-name="P27"/>
      <text:p text:style-name="P27"><text:s text:c="5"/><text:span text:style-name="T23"><text:s/>SYNTAX:-</text:span></text:p>
      <text:p text:style-name="P27"><text:s text:c="6"/>ssh <text:a xlink:type="simple" xlink:href="mailto:user_name@host" text:style-name="Internet_20_link" text:visited-style-name="Visited_20_Internet_20_Link">user_name@host</text:a>(IP/Domain_name)&lt;/p&gt;</text:p>
      <text:p text:style-name="P27"/>
      <text:p text:style-name="P27"/>
      <text:p text:style-name="P34"/>
      <text:p text:style-name="P27">48. <text:span text:style-name="T16">mail command</text:span></text:p>
      <text:p text:style-name="P27"><text:s text:c="6"/>the mail command is used to send emails from the command line.</text:p>
      <text:p text:style-name="P27"/>
      <text:p text:style-name="P27"><text:s text:c="2"/><text:span text:style-name="T23"><text:s text:c="4"/>SYNTAX:-</text:span></text:p>
      <text:p text:style-name="P27"><text:s text:c="6"/>mail -s”subject”&lt;recipient address&gt;</text:p>
      <text:p text:style-name="P27"/>
      <text:p text:style-name="P27"/>
      <text:p text:style-name="P27">49. <text:span text:style-name="T16">ping command:</text:span></text:p>
      <text:p text:style-name="P27"><text:s text:c="6"/>the ping command is used to check the connectivity between two nodes, that is whether server is <text:s text:c="3"/></text:p>
      <text:p text:style-name="P27"><text:s text:c="6"/>connected. It is a short form of “ packet internet groper.”</text:p>
      <text:p text:style-name="P27"/>
      <text:p text:style-name="P27"><text:s text:c="4"/><text:span text:style-name="T23"><text:s/>SYNTAX:-</text:span></text:p>
      <text:p text:style-name="P27"><text:s text:c="5"/>ping&lt;destination&gt;</text:p>
      <text:p text:style-name="P27"/>
      <text:p text:style-name="P27"/>
      <text:p text:style-name="P27">50<text:span text:style-name="T22">. </text:span><text:span text:style-name="T15">host command:</text:span></text:p>
      <text:p text:style-name="P27"><text:s text:c="6"/>the host command is used <text:s/>to display the IP adress for a given domain name and vice versa.</text:p>
      <text:p text:style-name="P27"><text:s text:c="6"/>It performs the DNS lookups for the DNS query.</text:p>
      <text:p text:style-name="P27"/>
      <text:p text:style-name="P27"><text:s text:c="6"/><text:span text:style-name="T23">SYNTAX:-</text:span></text:p>
      <text:p text:style-name="P27"><text:s text:c="6"/>host&lt;domain name&gt;or&lt;ip address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0:38:37.564658483</meta:creation-date>
    <dc:date>2023-11-20T11:53:26.882971185</dc:date>
    <meta:editing-duration>PT20M1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8" meta:paragraph-count="281" meta:word-count="1561" meta:character-count="10288" meta:non-whitespace-character-count="7715"/>
  </office:meta>
</office:document-meta>
</file>